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officeooo:rsid="000a5ad1" officeooo:paragraph-rsid="000a5ad1" style:font-size-asian="15pt" style:font-size-complex="15pt"/>
    </style:style>
    <style:style style:name="P2" style:family="paragraph" style:parent-style-name="Standard">
      <style:paragraph-properties fo:line-height="150%"/>
      <style:text-properties fo:font-size="15pt" officeooo:rsid="000a5ad1" officeooo:paragraph-rsid="000e628a" style:font-size-asian="15pt" style:font-size-complex="15pt"/>
    </style:style>
    <style:style style:name="P3" style:family="paragraph" style:parent-style-name="Standard">
      <style:paragraph-properties fo:line-height="150%"/>
      <style:text-properties fo:font-size="15pt" officeooo:paragraph-rsid="000a5ad1" style:font-size-asian="15pt" style:font-size-complex="15pt"/>
    </style:style>
    <style:style style:name="T1" style:family="text">
      <style:text-properties officeooo:rsid="000a5ad1"/>
    </style:style>
    <style:style style:name="T2" style:family="text">
      <style:text-properties officeooo:rsid="000b1bec"/>
    </style:style>
    <style:style style:name="T3" style:family="text">
      <style:text-properties officeooo:rsid="000c62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Ariel Young. <text:s/>I graduated from the University of Notre Dame with a degree in English and then proceeded over the years to hold increasingly more technical positions in healthcare IT including being the DBA of a SQL database, doing QA Testing, and supporting electronic medical records software. <text:s/>When ever confronted with a technical challenge, I have always been eager to dive in and figure things out – whatever it takes to get the job done. <text:s/>I came to Hackbright to help me transition into engineering, where I hope to continue figuring things out and making things work.</text:p>
      <text:p text:style-name="P1"/>
      <text:p text:style-name="P1">My project is called Rendezvous. <text:s/>I conceived of the idea for this app several years ago without having any idea if it was technically feasible. <text:s/>I just wanted a solution to the problem of my friend waiting for me at a coffee shop texting me, “where are you?” and me trying to text back while driving, “Stuck in traffic, 10 min!” <text:s/>So here is my solution to that problem…</text:p>
      <text:p text:style-name="P1"/>
      <text:p text:style-name="P1">After loggin<text:span text:style-name="T2">g</text:span> in, you start by creating a new Rendezvous invitation. <text:s/>Given permission from the user to check geolocation, the map centers on your location and the searchbox uses Google Places Autocomplete to suggest places. <text:s/>Click one of the icons, and a javaScript on-click listener <text:span text:style-name="T2">launches</text:span> the modal form. <text:s/>Complete the invitation and using Jquery AJAX a POST request is sent and the invite is saved in the database. <text:s/>On receipt of success notification, the modal is cleared and hidden. <text:s/>You can now see <text:span text:style-name="T3">that invitation</text:span> in your Sent Invitations. <text:s/>This is where you can see whether your friends have accepted or declined your invite.</text:p>
      <text:p text:style-name="P1"/>
      <text:p text:style-name="P3"><text:soft-page-break/><text:span text:style-name="T1">In Received Invitations, you manage invitations sent to you by your friends. <text:s/>You can accept or decline them and the status is updated via n HTML form submit and the server app route redirects you back to the page from which the request came.</text:span></text:p>
      <text:p text:style-name="P1"/>
      <text:p text:style-name="P2">The real fun of my app starts when it is time to leave for your destination. <text:s/>After choosing a Google Maps route, all the users on the invitation can see each others’ status on the Rendezvous map. <text:s/>The data for the polylines of the routes is populated via an AJAX request. This is animated to demonstrate how the users’ locations are updated via geolocation inquiries. <text:s/>The legend shows your friends’ names and their ETA. <text:s/>Google Maps traffic alerts are shared with all the users, and when each friend arrives, all the users are not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08:29.864944955</meta:creation-date>
    <dc:date>2017-06-06T18:12:55.227625087</dc:date>
    <meta:editing-duration>PT9H4M23S</meta:editing-duration>
    <meta:editing-cycles>5</meta:editing-cycles>
    <meta:generator>LibreOffice/5.1.6.2$Linux_X86_64 LibreOffice_project/10m0$Build-2</meta:generator>
    <meta:print-date>2017-06-06T09:18:11.307102794</meta:print-date>
    <meta:document-statistic meta:table-count="0" meta:image-count="0" meta:object-count="0" meta:page-count="2" meta:paragraph-count="5" meta:word-count="412" meta:character-count="2378" meta:non-whitespace-character-count="1953"/>
  </office:meta>
</office:document-meta>
</file>